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Standard" style:list-style-name="WW8Num3"/>
    <style:style style:name="P3" style:family="paragraph" style:parent-style-name="Standard" style:list-style-name="WW8Num3"/>
    <style:style style:name="P4" style:family="paragraph" style:parent-style-name="Standard" style:list-style-name="WW8Num3"/>
    <style:style style:name="P5" style:family="paragraph" style:parent-style-name="Standard" style:list-style-name="WW8Num3"/>
    <style:style style:name="P6" style:family="paragraph" style:parent-style-name="Standard" style:list-style-name="WW8Num3"/>
    <style:style style:name="P7" style:family="paragraph" style:parent-style-name="Standard" style:list-style-name="WW8Num3"/>
    <style:style style:name="P8" style:family="paragraph" style:parent-style-name="Standard" style:list-style-name="WW8Num3"/>
    <style:style style:name="P9" style:family="paragraph" style:parent-style-name="Standard" style:list-style-name="WW8Num3"/>
    <style:style style:name="P10" style:family="paragraph" style:parent-style-name="Standard" style:list-style-name="WW8Num3"/>
    <style:style style:name="P11" style:family="paragraph" style:parent-style-name="Standard" style:list-style-name="WW8Num3"/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13" style:family="paragraph" style:parent-style-name="Standard" style:list-style-name="WW8Num3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15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Legge til post</text:h>
      <text:p text:style-name="Standard">Hver post får sin egen Post ID ved lagring. En post kan kopieres – egen avmerkingsboks. Tilsvarende post lagres med eget ID nr.</text:p>
      <text:p text:style-name="Standard"/>
      <text:p text:style-name="Standard">Ved opprettelse av post fra mal følger navn på mal automatisk med.</text:p>
      <text:p text:style-name="Standard"/>
      <text:p text:style-name="Standard">Følgende opplysninger kan lagres på post;</text:p>
      <text:list text:style-name="WW8Num3">
        <text:list-item>
          <text:p text:style-name="P2">Kapittel; beskriver type arbeider - defineres i egen meny under Admin</text:p>
        </text:list-item>
        <text:list-item>
          <text:p text:style-name="P2">Gruppering; ytterligere beskrivelse av type arbeider/faggrupper – defineres i egen meny under Admin. Eventuelt kan gruppering registreres manuelt i egen boks</text:p>
        </text:list-item>
        <text:list-item>
          <text:p text:style-name="P2">Bygnindsdel; her velges bygningsdel posten skal lagres på</text:p>
        </text:list-item>
        <text:list-item>
          <text:p text:style-name="P2">NS3420; her velges koden med beskrivende tekster</text:p>
        </text:list-item>
        <text:list-item>
          <text:p text:style-name="P2">Toleranse; eventuelle toleransekrav defineres her</text:p>
        </text:list-item>
        <text:list-item>
          <text:p text:style-name="P2">Enhet; aktuelle typer enhet kan være bygg, kg, km, kubikk meter, kvadrat meter, leilighet, meter, pakke rom, Rund Sum, stk, time, tonn, trinn etc</text:p>
        </text:list-item>
        <text:list-item>
          <text:p text:style-name="P2">Dim D (ledig kode for matr/arbeid – eller prosesskode)</text:p>
        </text:list-item>
        <text:list-item>
          <text:p text:style-name="P2">Mengde; mengde av oppgitt enhet registreres</text:p>
        </text:list-item>
        <text:list-item>
          <text:p text:style-name="P2">Enhetspris; pris pr enhet registreres</text:p>
        </text:list-item>
        <text:list-item>
          <text:p text:style-name="P2">Total; totalpris for posten beregnes automatisk</text:p>
        </text:list-item>
        <text:list-item>
          <text:p text:style-name="P13">Merknad; eventuell merknad registreres</text:p>
        </text:list-item>
      </text:list>
      <text:p text:style-name="P12"/>
      <text:h text:style-name="P15" text:outline-level="2">Editere post</text:h>
      <text:p text:style-name="Standard">Alle registreringer ved opprettelsen av posten kan endres. Selve post ID kan ikke redigeres. Heller ikke mal navn. Ligger posten i feil mal må posten slettes og ny opprettes under riktig mal.</text:p>
      <text:p text:style-name="Standard"/>
      <text:p text:style-name="Standard">En post kan kopieres ved å markere boks øverst i editeringsvinduet. Ved lagring opprettes likelydende post, men med egen Post ID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9:13:20</meta:creation-date>
    <dc:creator>Sigurd Nes</dc:creator>
    <dc:date>2007-04-04T09:20:14</dc:date>
    <dc:language>en-US</dc:language>
    <meta:editing-cycles>5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203" meta:character-count="1324"/>
  </office:meta>
</office:document-meta>
</file>